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2.99cm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6.999cm" style:rel-column-width="65535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6.999cm" style:rel-column-width="65535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 style:list-style-name="L2"/>
    <style:style style:name="P7" style:family="paragraph" style:parent-style-name="Table_20_Contents" style:list-style-name="L3"/>
    <style:style style:name="P8" style:family="paragraph" style:parent-style-name="Table_20_Contents" style:list-style-name="L4"/>
    <style:style style:name="P9" style:family="paragraph" style:parent-style-name="Table_20_Contents" style:list-style-name="L5"/>
    <style:style style:name="P10" style:family="paragraph" style:parent-style-name="Table_20_Contents" style:list-style-name="L6"/>
    <style:style style:name="P11" style:family="paragraph" style:parent-style-name="Table_20_Contents" style:list-style-name="L7">
      <style:text-properties fo:font-weight="normal" style:font-weight-asian="normal" style:font-weight-complex="normal"/>
    </style:style>
    <style:style style:name="P12" style:family="paragraph" style:parent-style-name="Table_20_Contents" style:list-style-name="L8">
      <style:text-properties fo:font-weight="normal" style:font-weight-asian="normal" style:font-weight-complex="normal"/>
    </style:style>
    <style:style style:name="P13" style:family="paragraph" style:parent-style-name="Table_20_Contents" style:list-style-name="L9">
      <style:text-properties fo:font-weight="normal" style:font-weight-asian="normal" style:font-weight-complex="normal"/>
    </style:style>
    <style:style style:name="P14" style:family="paragraph" style:parent-style-name="Table_20_Contents" style:list-style-name="L10">
      <style:text-properties fo:font-weight="normal" style:font-weight-asian="normal" style:font-weight-complex="normal"/>
    </style:style>
    <style:style style:name="P15" style:family="paragraph" style:parent-style-name="Table_20_Contents" style:list-style-name="L11">
      <style:text-properties fo:font-weight="normal" style:font-weight-asian="normal" style:font-weight-complex="normal"/>
    </style:style>
    <style:style style:name="P16" style:family="paragraph" style:parent-style-name="Table_20_Contents" style:list-style-name="L12">
      <style:text-properties fo:font-weight="normal" style:font-weight-asian="normal" style:font-weight-complex="normal"/>
    </style:style>
    <style:style style:name="P17" style:family="paragraph" style:parent-style-name="Table_20_Contents" style:list-style-name="L13">
      <style:text-properties fo:font-weight="normal" style:font-weight-asian="normal" style:font-weight-complex="normal"/>
    </style:style>
    <style:style style:name="P18" style:family="paragraph" style:parent-style-name="Table_20_Contents" style:list-style-name="L14">
      <style:text-properties fo:font-weight="normal" style:font-weight-asian="normal" style:font-weight-complex="normal"/>
    </style:style>
    <style:style style:name="P19" style:family="paragraph" style:parent-style-name="Table_20_Contents" style:list-style-name="L15">
      <style:text-properties fo:font-weight="normal" style:font-weight-asian="normal" style:font-weight-complex="normal"/>
    </style:style>
    <style:style style:name="P20" style:family="paragraph" style:parent-style-name="Table_20_Contents" style:list-style-name="L16">
      <style:text-properties fo:font-weight="normal" style:font-weight-asian="normal" style:font-weight-complex="normal"/>
    </style:style>
    <style:style style:name="P21" style:family="paragraph" style:parent-style-name="Table_20_Contents" style:list-style-name="L17">
      <style:text-properties fo:font-weight="normal" style:font-weight-asian="normal" style:font-weight-complex="normal"/>
    </style:style>
    <style:style style:name="P22" style:family="paragraph" style:parent-style-name="Table_20_Contents" style:list-style-name="L18">
      <style:text-properties fo:font-weight="normal" style:font-weight-asian="normal" style:font-weight-complex="normal"/>
    </style:style>
    <style:style style:name="P23" style:family="paragraph" style:parent-style-name="Table_20_Contents" style:list-style-name="L19">
      <style:text-properties fo:font-weight="normal" style:font-weight-asian="normal" style:font-weight-complex="normal"/>
    </style:style>
    <style:style style:name="P24" style:family="paragraph" style:parent-style-name="Table_20_Contents" style:list-style-name="L20">
      <style:text-properties fo:font-weight="normal" style:font-weight-asian="normal" style:font-weight-complex="normal"/>
    </style:style>
    <style:style style:name="P2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sitos Generales</text:h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Como dueño del campamento</text:p>
            <text:p text:style-name="Text_20_body">quiero conocer los datos de mis monitores</text:p>
            <text:p text:style-name="Text_20_body">para saber quien trabaja en mi campamento.</text:p>
          </table:table-cell>
        </table:table-row>
        <table:table-row>
          <table:table-cell table:style-name="Tabla1.A2" office:value-type="string">
            <text:p text:style-name="Table_20_Contents">Como monitor</text:p>
            <text:p text:style-name="Table_20_Contents">quiero saber quienes y cuantos niños van a venir al campamento</text:p>
            <text:p text:style-name="Table_20_Contents">para hacer mejor mi trabajo.</text:p>
          </table:table-cell>
        </table:table-row>
        <table:table-row>
          <table:table-cell table:style-name="Tabla1.A2" office:value-type="string">
            <text:p text:style-name="Table_20_Contents">Como dueño del campamento</text:p>
            <text:p text:style-name="Table_20_Contents">quiero saber quienes son los institutos que vienen al campamento</text:p>
            <text:p text:style-name="Table_20_Contents">para sacar valiosa información sobre la aceptación del campamento.</text:p>
          </table:table-cell>
        </table:table-row>
        <table:table-row>
          <table:table-cell table:style-name="Tabla1.A2" office:value-type="string">
            <text:p text:style-name="Table_20_Contents">Como instituto y buffalo</text:p>
            <text:p text:style-name="Table_20_Contents">quiero saber los productos que venden en la tienda Buffalo</text:p>
            <text:p text:style-name="Table_20_Contents">para comprar cosas de recuerdo o para llevarla al campamento.</text:p>
          </table:table-cell>
        </table:table-row>
        <table:table-row>
          <table:table-cell table:style-name="Tabla1.A2" office:value-type="string">
            <text:p text:style-name="Table_20_Contents">Como instituto y buffalo</text:p>
            <text:p text:style-name="Table_20_Contents">quiero saber las actividades que se realizan en el campamento</text:p>
            <text:p text:style-name="Table_20_Contents">para decidir si quiero ir o no.</text:p>
          </table:table-cell>
        </table:table-row>
        <table:table-row>
          <table:table-cell table:style-name="Tabla1.A2" office:value-type="string">
            <text:p text:style-name="Table_20_Contents">Como instituto y buffalo</text:p>
            <text:p text:style-name="Table_20_Contents">quiero saber los distintos paquetes que hay y lo que ofrecen</text:p>
            <text:p text:style-name="Table_20_Contents">para contratar uno u otro.</text:p>
          </table:table-cell>
        </table:table-row>
        <table:table-row>
          <table:table-cell table:style-name="Tabla1.A2" office:value-type="string">
            <text:p text:style-name="Table_20_Contents">Como instituto y buffalo</text:p>
            <text:p text:style-name="Table_20_Contents">quiero tener un resumen del pedido que realizo cuando compro</text:p>
            <text:p text:style-name="Table_20_Contents">para tener una garantía.</text:p>
          </table:table-cell>
        </table:table-row>
      </table:table>
      <text:p text:style-name="Text_20_body"/>
      <text:p text:style-name="Text_20_body"/>
      <text:p text:style-name="Text_20_body"/>
      <text:p text:style-name="P1"/>
      <text:h text:style-name="Heading_20_1" text:outline-level="1">Requisitos de información</text:h>
      <text:p text:style-name="Text_20_body"/>
      <text:p text:style-name="Text_20_body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RI-001</text:p>
            <text:p text:style-name="Text_20_body">Como dueño del campamento</text:p>
            <text:p text:style-name="Text_20_body">quiero conocer los siguientes datos de mis monitores:</text:p>
            <text:list xml:id="list3925544041886936705" text:style-name="L1">
              <text:list-item>
                <text:p text:style-name="P25">Nombre</text:p>
              </text:list-item>
              <text:list-item>
                <text:p text:style-name="P25">Apellidos</text:p>
              </text:list-item>
              <text:list-item>
                <text:p text:style-name="P25">Dirección</text:p>
              </text:list-item>
              <text:list-item>
                <text:p text:style-name="P25">Teléfono</text:p>
              </text:list-item>
              <text:list-item>
                <text:p text:style-name="P25">DNI</text:p>
              </text:list-item>
              <text:list-item>
                <text:p text:style-name="P25">Fecha de Nacimiento</text:p>
              </text:list-item>
              <text:list-item>
                <text:p text:style-name="P25">Email</text:p>
              </text:list-item>
              <text:list-item>
                <text:p text:style-name="P25">Tipo de monitor</text:p>
              </text:list-item>
            </text:list>
            <text:p text:style-name="Text_20_body">para saber quien trabaja en mi campamento.</text:p>
          </table:table-cell>
        </table:table-row>
        <table:table-row>
          <table:table-cell table:style-name="Tabla2.A2" office:value-type="string">
            <text:p text:style-name="P2">RI-002</text:p>
            <text:p text:style-name="Table_20_Contents">Como monitor</text:p>
            <text:p text:style-name="Table_20_Contents">quiero saber los siguientes datos de los niños que van a venir al campamento: </text:p>
            <text:list xml:id="list2439986795258609069" text:style-name="L2">
              <text:list-item>
                <text:p text:style-name="P6">Nombre</text:p>
              </text:list-item>
              <text:list-item>
                <text:p text:style-name="P6">Apellidos</text:p>
              </text:list-item>
              <text:list-item>
                <text:p text:style-name="P6">Dirección</text:p>
              </text:list-item>
              <text:list-item>
                <text:p text:style-name="P6">Teléfono</text:p>
              </text:list-item>
              <text:list-item>
                <text:p text:style-name="P6">DNI</text:p>
              </text:list-item>
              <text:list-item>
                <text:p text:style-name="P6">Fecha de nacimiento</text:p>
              </text:list-item>
              <text:list-item>
                <text:p text:style-name="P6">Email</text:p>
              </text:list-item>
              <text:list-item>
                <text:p text:style-name="P6">Tipo de buffalo</text:p>
              </text:list-item>
            </text:list>
            <text:p text:style-name="Table_20_Contents">para saber a quien voy a monitorizar.</text:p>
          </table:table-cell>
        </table:table-row>
        <table:table-row>
          <table:table-cell table:style-name="Tabla2.A2" office:value-type="string">
            <text:p text:style-name="P2">RI-003</text:p>
            <text:p text:style-name="Table_20_Contents">Como dueño del campamento</text:p>
            <text:p text:style-name="Table_20_Contents">quiero saber los siguientes datos de los institutos que vienen al campamento:</text:p>
            <text:list xml:id="list7872750977524689552" text:style-name="L3">
              <text:list-item>
                <text:p text:style-name="P7">Nombre</text:p>
              </text:list-item>
              <text:list-item>
                <text:p text:style-name="P7">Dirección</text:p>
              </text:list-item>
              <text:list-item>
                <text:p text:style-name="P7">Codigo Postal</text:p>
              </text:list-item>
            </text:list>
            <text:p text:style-name="Table_20_Contents">para sacar valiosa información sobre la aceptación del campamento como en que lugares se apuntan mas institutos a nuestro campamento.</text:p>
          </table:table-cell>
        </table:table-row>
        <table:table-row>
          <table:table-cell table:style-name="Tabla2.A2" office:value-type="string">
            <text:p text:style-name="P2">RI-004</text:p>
            <text:p text:style-name="Table_20_Contents">Como instituto y buffalo</text:p>
            <text:p text:style-name="Table_20_Contents">quiero saber los datos de los productos que venden en la tienda Buffalo:</text:p>
            <text:list xml:id="list3998754308748855372" text:style-name="L4">
              <text:list-item>
                <text:p text:style-name="P8">Nombre</text:p>
              </text:list-item>
              <text:list-item>
                <text:p text:style-name="P8">Precio para persona individual</text:p>
              </text:list-item>
              <text:list-item>
                <text:p text:style-name="P8"><text:soft-page-break/>Precio para Instituto</text:p>
              </text:list-item>
              <text:list-item>
                <text:p text:style-name="P8">Descripción</text:p>
              </text:list-item>
            </text:list>
            <text:p text:style-name="Table_20_Contents">para comprar cosas de recuerdo o para llevarla al campamento.</text:p>
          </table:table-cell>
        </table:table-row>
        <table:table-row table:style-name="Tabla2.5">
          <table:table-cell table:style-name="Tabla2.A2" office:value-type="string">
            <text:p text:style-name="P2">RI-005</text:p>
            <text:p text:style-name="Table_20_Contents">Como instituto y buffalo</text:p>
            <text:p text:style-name="Table_20_Contents">quiero saber los datos de las actividades que se realizan en el campamento:</text:p>
            <text:list xml:id="list4932931080105312156" text:style-name="L5">
              <text:list-item>
                <text:p text:style-name="P9">Nombre</text:p>
              </text:list-item>
              <text:list-item>
                <text:p text:style-name="P9">Descripción</text:p>
              </text:list-item>
              <text:list-item>
                <text:p text:style-name="P9">Duración</text:p>
              </text:list-item>
            </text:list>
            <text:p text:style-name="Table_20_Contents">para decidir si quiero ir o no.</text:p>
          </table:table-cell>
        </table:table-row>
        <table:table-row>
          <table:table-cell table:style-name="Tabla2.A2" office:value-type="string">
            <text:p text:style-name="P2">RI-006</text:p>
            <text:p text:style-name="Table_20_Contents">Como instituto y buffalo</text:p>
            <text:p text:style-name="Table_20_Contents">quiero saber la informacion de los distintos paquetes que hay y lo que ofrecen como:</text:p>
            <text:list xml:id="list7573438232920528838" text:style-name="L6">
              <text:list-item>
                <text:p text:style-name="P10">Nombre</text:p>
              </text:list-item>
              <text:list-item>
                <text:p text:style-name="P10">Descripción</text:p>
              </text:list-item>
              <text:list-item>
                <text:p text:style-name="P10">Precio</text:p>
              </text:list-item>
            </text:list>
            <text:p text:style-name="Table_20_Contents">para contratar uno u otro.</text:p>
          </table:table-cell>
        </table:table-row>
      </table:table>
      <text:p text:style-name="Text_20_body"/>
      <text:p text:style-name="Text_20_body"/>
      <text:h text:style-name="Heading_20_1" text:outline-level="1">Reglas de negocio</text:h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RN-001</text:p>
            <text:p text:style-name="Table_20_Contents">Como monitor jefe</text:p>
            <text:p text:style-name="Table_20_Contents">Quiero que haya exactamente 2 monitores por actividad.</text:p>
            <text:p text:style-name="Table_20_Contents">Para repartir mejor el trabajo.</text:p>
          </table:table-cell>
        </table:table-row>
        <table:table-row>
          <table:table-cell table:style-name="Tabla3.A2" office:value-type="string">
            <text:p text:style-name="P2">RN-002</text:p>
            <text:p text:style-name="Table_20_Contents">Como monitor jefe</text:p>
            <text:p text:style-name="Table_20_Contents">Quiero que no pueda haber 2 monitores becarios dirigiendo la misma actividad</text:p>
            <text:p text:style-name="Table_20_Contents">Para que haya algo de experiencia a la hora de dirigir una actividad.</text:p>
          </table:table-cell>
        </table:table-row>
        <table:table-row>
          <table:table-cell table:style-name="Tabla3.A2" office:value-type="string">
            <text:p text:style-name="P2">RN-003</text:p>
            <text:p text:style-name="Table_20_Contents">Como dueño del campamento</text:p>
            <text:p text:style-name="Table_20_Contents">Quiero que un mismo instituto no pueda contratar 2 paquetes diferentes a la vez</text:p>
            <text:p text:style-name="Table_20_Contents">Para evitar equivocaciones.</text:p>
          </table:table-cell>
        </table:table-row>
        <table:table-row>
          <table:table-cell table:style-name="Tabla3.A2" office:value-type="string">
            <text:p text:style-name="P2">RN-004</text:p>
            <text:p text:style-name="Table_20_Contents">Como dueño del campamento</text:p>
            <text:p text:style-name="Table_20_Contents">Quiero que no se elimine ningún instituto hasta que no haya pagado todo lo que debe</text:p>
            <text:p text:style-name="Table_20_Contents">Para que no perdamos dinero y tengamos un recuento perfecto de todo nuestro dinero.</text:p>
          </table:table-cell>
        </table:table-row>
        <table:table-row>
          <table:table-cell table:style-name="Tabla3.A2" office:value-type="string">
            <text:p text:style-name="P2">RN-005</text:p>
            <text:p text:style-name="Table_20_Contents">Como monitor jefe</text:p>
            <text:p text:style-name="Table_20_Contents">Quiero que no haya dos actividades para el mismo instituto que se hagan a la vez</text:p>
            <text:p text:style-name="Table_20_Contents">Para evitar posibles errores.</text:p>
          </table:table-cell>
        </table:table-row>
      </table:table>
      <text:p text:style-name="Text_20_body"/>
      <text:h text:style-name="P5" text:outline-level="1">Requisitos funcionales</text:h>
      <text:p text:style-name="Text_20_body"/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RF-001</text:p>
            <text:p text:style-name="Table_20_Contents">Como instituto y buffalo</text:p>
            <text:p text:style-name="Table_20_Contents">Quiero poder imprimir una factura después de hacer un pedido</text:p>
            <text:p text:style-name="Table_20_Contents">Para tener una garantía de lo que pido.</text:p>
          </table:table-cell>
        </table:table-row>
        <table:table-row>
          <table:table-cell table:style-name="Tabla4.A2" office:value-type="string">
            <text:p text:style-name="P2">RF-002</text:p>
            <text:p text:style-name="Table_20_Contents">Como monitor jefe</text:p>
            <text:p text:style-name="Table_20_Contents">Quiero una herramienta que me cuadre los horarios de las actividades</text:p>
            <text:p text:style-name="Table_20_Contents">para que no haya incompatibilidad de horarios.</text:p>
          </table:table-cell>
        </table:table-row>
        <table:table-row>
          <table:table-cell table:style-name="Tabla4.A2" office:value-type="string">
            <text:p text:style-name="P2">RF-003</text:p>
            <text:p text:style-name="Table_20_Contents">Como monitor jefe</text:p>
            <text:p text:style-name="Table_20_Contents">Quiero un listado de todos los institutos y las actividades que han monitorizado los monitores</text:p>
            <text:p text:style-name="Table_20_Contents">para ver lo que han trabajado.</text:p>
          </table:table-cell>
        </table:table-row>
        <table:table-row>
          <table:table-cell table:style-name="Tabla4.A2" office:value-type="string">
            <text:p text:style-name="P2">RF-004</text:p>
            <text:p text:style-name="Table_20_Contents">Como buffalo</text:p>
            <text:p text:style-name="Table_20_Contents">Quiero que me avisen cuando se vaya acercando el momento de la excursión mediante email o móvil</text:p>
            <text:p text:style-name="Table_20_Contents">Para que no se me olvide.</text:p>
          </table:table-cell>
        </table:table-row>
      </table:table>
      <text:p text:style-name="Text_20_body"/>
      <text:p text:style-name="Text_20_body"/>
      <text:h text:style-name="Heading_20_1" text:outline-level="1">Requisitos no funcionales</text:h>
      <text:p text:style-name="Text_20_body"/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RNF-001</text:p>
            <text:p text:style-name="Table_20_Contents">Como instituto y buffalo</text:p>
            <text:p text:style-name="Table_20_Contents">Quiero que la interfaz donde vea las actividades y los monitores que me enseñarán este bien organizada y no me sature con información inncecesaria</text:p>
            <text:p text:style-name="Table_20_Contents">Para que no me duela la cabeza al leerlo.</text:p>
          </table:table-cell>
        </table:table-row>
        <table:table-row>
          <table:table-cell table:style-name="Tabla5.A2" office:value-type="string">
            <text:p text:style-name="P2">RNF-002</text:p>
            <text:p text:style-name="Table_20_Contents">Como buffalo</text:p>
            <text:p text:style-name="Table_20_Contents">Quiero que la página web no me tarde siglos en cargar por culpa de el exceso de fotos</text:p>
            <text:p text:style-name="Table_20_Contents">Para no perder el tiempo</text:p>
          </table:table-cell>
        </table:table-row>
      </table:table>
      <text:p text:style-name="Text_20_body"/>
      <text:h text:style-name="P5" text:outline-level="1">Pruebas de aceptación de Requisitos de Información</text:h>
      <text:p text:style-name="Text_20_body"/>
      <table:table table:name="Tabla6" table:style-name="Tabla6">
        <table:table-column table:style-name="Tabla6.A"/>
        <table:table-row>
          <table:table-cell table:style-name="Tabla6.A1" office:value-type="string">
            <text:p text:style-name="P2">PRI-001</text:p>
            <text:list xml:id="list1507433001063724243" text:style-name="L7">
              <text:list-item>
                <text:p text:style-name="P11">Se registra un monitor nuevo, se pide un listado de monitores y aparece el monitor.<text:span text:style-name="T1">(01)</text:span></text:p>
              </text:list-item>
              <text:list-item>
                <text:p text:style-name="P11">Se modifican los datos de un monitor, se pide un listado de monitores y aparecen los cambios aplicados.<text:span text:style-name="T1">(02)</text:span></text:p>
              </text:list-item>
              <text:list-item>
                <text:p text:style-name="P11">Se elimina un monitor, se pide un listado y no aparece el monitor eliminado.<text:span text:style-name="T1">(03)</text:span></text:p>
              </text:list-item>
              <text:list-item>
                <text:p text:style-name="P11">Se intenta registrar un monitor con dni existente y da error.<text:span text:style-name="T1">(04)</text:span></text:p>
              </text:list-item>
              <text:list-item>
                <text:p text:style-name="P11">No se permite registrar un monitor con datos vacíos.<text:span text:style-name="T1">(05)</text:span></text:p>
              </text:list-item>
              <text:list-item>
                <text:p text:style-name="P11">La fecha de nacimiento no puede ser mayor a la fecha actual.<text:span text:style-name="T1">(06)</text:span></text:p>
              </text:list-item>
            </text:list>
            <text:p text:style-name="P3"/>
          </table:table-cell>
        </table:table-row>
        <table:table-row>
          <table:table-cell table:style-name="Tabla6.A2" office:value-type="string">
            <text:p text:style-name="P2">PRI-002</text:p>
            <text:list xml:id="list492969653394097476" text:style-name="L8">
              <text:list-item>
                <text:p text:style-name="P12">Se registra un buffalo nuevo, se pide un listado de buffalos y aparece el nuevo.<text:span text:style-name="T1">(01)</text:span></text:p>
              </text:list-item>
              <text:list-item>
                <text:p text:style-name="P12">Se modifica los datos de un buffalo, se pide un listado y aparecen los datos modificados.<text:span text:style-name="T1">(02)</text:span></text:p>
              </text:list-item>
              <text:list-item>
                <text:p text:style-name="P12">Se elimina un buffalo, se pide un listado y no aparece el buffalo eliminado.<text:span text:style-name="T1">(03)</text:span></text:p>
              </text:list-item>
              <text:list-item>
                <text:p text:style-name="P12">Se intenta registrar un buffalo con dni existente y da error.<text:span text:style-name="T1">(04)</text:span></text:p>
              </text:list-item>
              <text:list-item>
                <text:p text:style-name="P12">No se permite registrar buffalos con datos vacíos.<text:span text:style-name="T1">(05)</text:span></text:p>
              </text:list-item>
              <text:list-item>
                <text:p text:style-name="P12">La fecha de nacimiento no puede ser mayor a la fecha actual.<text:span text:style-name="T1">(06)</text:span></text:p>
              </text:list-item>
            </text:list>
            <text:p text:style-name="P3"/>
          </table:table-cell>
        </table:table-row>
        <table:table-row>
          <table:table-cell table:style-name="Tabla6.A2" office:value-type="string">
            <text:p text:style-name="P2">PRI-003</text:p>
            <text:list xml:id="list4007533989600473608" text:style-name="L9">
              <text:list-item>
                <text:p text:style-name="P13">Se registra un instituto nuevo, se pide un listado de institutos y aparece el nuevo.<text:span text:style-name="T1">(01)</text:span></text:p>
              </text:list-item>
              <text:list-item>
                <text:p text:style-name="P13">Se modifica los datos de un instituto, se pide un listado y aparecen los datos modificados.<text:span text:style-name="T1">(02)</text:span></text:p>
              </text:list-item>
              <text:list-item>
                <text:p text:style-name="P13">No se pueden eliminar institutos que hayan comprado algún paquete alguna vez.<text:span text:style-name="T1">(03)</text:span></text:p>
              </text:list-item>
              <text:list-item>
                <text:p text:style-name="P13">Se intenta registrar un instituto con una dirección repetida y da error.<text:span text:style-name="T1">(04)</text:span></text:p>
              </text:list-item>
              <text:list-item>
                <text:p text:style-name="P13">No se permiten registrar institutos con datos vacíos.<text:span text:style-name="T1">(05)</text:span></text:p>
              </text:list-item>
            </text:list>
            <text:p text:style-name="P3"/>
          </table:table-cell>
        </table:table-row>
        <table:table-row>
          <table:table-cell table:style-name="Tabla6.A2" office:value-type="string">
            <text:p text:style-name="P2">PRI-004</text:p>
            <text:list xml:id="list5303657366553253299" text:style-name="L10">
              <text:list-item>
                <text:p text:style-name="P14">Se registra un producto nuevo, se pide un listado de productos y aparece el nuevo.<text:span text:style-name="T1">(01)</text:span></text:p>
              </text:list-item>
              <text:list-item>
                <text:p text:style-name="P14">Se modifica los datos de un producto, se pide un listado y aparecen los datos modificados.<text:span text:style-name="T1">(02)</text:span></text:p>
              </text:list-item>
              <text:list-item>
                <text:p text:style-name="P14">Se elimina un producto, se pide un listado y no aparece el producto eliminado.<text:span text:style-name="T1">(03)</text:span></text:p>
              </text:list-item>
              <text:list-item>
                <text:p text:style-name="P14">El precio de un producto no puede ser menor o igual que 0.<text:span text:style-name="T1">(04)</text:span></text:p>
              </text:list-item>
            </text:list>
            <text:p text:style-name="P3"/>
          </table:table-cell>
        </table:table-row>
        <table:table-row>
          <table:table-cell table:style-name="Tabla6.A2" office:value-type="string">
            <text:p text:style-name="P2">PRI-005</text:p>
            <text:list xml:id="list1870604303992041908" text:style-name="L11">
              <text:list-item>
                <text:p text:style-name="P15">Se registra una actividad nueva, se pide un listado de actividades y aparece la nueva.<text:span text:style-name="T1">(01)</text:span></text:p>
              </text:list-item>
              <text:list-item>
                <text:p text:style-name="P15">Se modifica los datos de una actividad, se pide un listado y aparecen los datos modificados.<text:span text:style-name="T1">(02)</text:span></text:p>
              </text:list-item>
              <text:list-item>
                <text:p text:style-name="P15">Se elimina un producto, se pide un listado y no aparece el producto eliminado.<text:span text:style-name="T1">(03)</text:span></text:p>
              </text:list-item>
              <text:list-item>
                <text:p text:style-name="P15">La duración de una actividad no puede ser menor igual a 0.<text:span text:style-name="T1">(04)</text:span></text:p>
              </text:list-item>
            </text:list>
            <text:p text:style-name="P3"/>
          </table:table-cell>
        </table:table-row>
        <table:table-row>
          <table:table-cell table:style-name="Tabla6.A2" office:value-type="string">
            <text:p text:style-name="P2">PRI-006</text:p>
            <text:list xml:id="list5290342882441963111" text:style-name="L12">
              <text:list-item>
                <text:p text:style-name="P16">Se registra un paquete nuevo, se pide un listado de paquetes y aparece el nuevo.<text:span text:style-name="T1">(01)</text:span></text:p>
              </text:list-item>
              <text:list-item>
                <text:p text:style-name="P16">Se modifica los datos de un paquete, se pide un listado y aparecen los datos modificados.<text:span text:style-name="T1">(02)</text:span></text:p>
              </text:list-item>
              <text:list-item>
                <text:p text:style-name="P16"><text:soft-page-break/>Se elimina un paquete, se pide un listado y no aparece el paquete eliminado.<text:span text:style-name="T1">(03)</text:span></text:p>
              </text:list-item>
              <text:list-item>
                <text:p text:style-name="P16">El precio del paquete no puede ser menor igual a 0.<text:span text:style-name="T1">(04)</text:span></text:p>
              </text:list-item>
            </text:list>
          </table:table-cell>
        </table:table-row>
      </table:table>
      <text:h text:style-name="Heading_20_1" text:outline-level="1">Pruebas de aceptación para Reglas de Negocio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2">PRN-001</text:p>
            <text:list xml:id="list8002936779041383056" text:style-name="L13">
              <text:list-item>
                <text:p text:style-name="P17">Se calculará el número de monitores que supervisan una actividad. Si el resultado es menor que 2 dará error.<text:span text:style-name="T1">(01)</text:span></text:p>
              </text:list-item>
            </text:list>
            <text:p text:style-name="P3"/>
          </table:table-cell>
        </table:table-row>
        <table:table-row>
          <table:table-cell table:style-name="Tabla7.A2" office:value-type="string">
            <text:p text:style-name="P2">PRN-002</text:p>
            <text:list xml:id="list36656270" text:continue-numbering="true" text:style-name="L13">
              <text:list-item>
                <text:p text:style-name="P17">Si intenta registrarse dos monitores becarios para supervisar una actividad se nos mostrará un error.<text:span text:style-name="T1">(01)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2">PRN-003</text:p>
            <text:list xml:id="list1863747704377745870" text:style-name="L14">
              <text:list-item>
                <text:p text:style-name="P18">Un instituto no puede comprar dos paquetes al mismo tiempo. Si esto ocurre se nos mostrará un error.<text:span text:style-name="T1">(01)</text:span></text:p>
              </text:list-item>
            </text:list>
            <text:p text:style-name="P3"/>
          </table:table-cell>
        </table:table-row>
        <table:table-row>
          <table:table-cell table:style-name="Tabla7.A2" office:value-type="string">
            <text:p text:style-name="P2">PRN-004</text:p>
            <text:list xml:id="list6171916033434385845" text:style-name="L15">
              <text:list-item>
                <text:p text:style-name="P19">No se puede eliminar un instituto que no haya pagado por completo el paquete.<text:span text:style-name="T1">(01)</text:span></text:p>
              </text:list-item>
            </text:list>
            <text:p text:style-name="P3"/>
          </table:table-cell>
        </table:table-row>
        <table:table-row>
          <table:table-cell table:style-name="Tabla7.A2" office:value-type="string">
            <text:p text:style-name="P2">PRN-005</text:p>
            <text:list xml:id="list2208874328687964477" text:style-name="L16">
              <text:list-item>
                <text:p text:style-name="P20">Un instituto no puede realizar simultaneamente dos actividades.<text:span text:style-name="T1">(01)</text:span></text:p>
              </text:list-item>
            </text:list>
            <text:p text:style-name="P2"/>
          </table:table-cell>
        </table:table-row>
      </table:table>
      <text:p text:style-name="Text_20_body"/>
      <text:p text:style-name="Text_20_body"/>
      <text:h text:style-name="Heading_20_1" text:outline-level="1">Pruebas de aceptación de Requisitos Funcionales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2">PRF-001</text:p>
            <text:list xml:id="list8111113058565272997" text:style-name="L17">
              <text:list-item>
                <text:p text:style-name="P21">Se proporciona una factura al correo eléctronico después de efectuar una compra. La factura debe estar perfectamente formateada para poder imprimir.<text:span text:style-name="T1">(01)</text:span></text:p>
              </text:list-item>
            </text:list>
            <text:p text:style-name="P3"/>
          </table:table-cell>
        </table:table-row>
        <table:table-row>
          <table:table-cell table:style-name="Tabla8.A2" office:value-type="string">
            <text:p text:style-name="P2">PRF-002</text:p>
            <text:list xml:id="list4539175953724047907" text:style-name="L18">
              <text:list-item>
                <text:p text:style-name="P22">Se solicita cuadrar los horarios de un instituto<text:span text:style-name="T1">(01)</text:span></text:p>
              </text:list-item>
              <text:list-item>
                <text:p text:style-name="P22">El sistema cuadra los horarios.<text:span text:style-name="T1">(02)</text:span></text:p>
              </text:list-item>
            </text:list>
            <text:p text:style-name="P3"/>
          </table:table-cell>
        </table:table-row>
        <table:table-row>
          <table:table-cell table:style-name="Tabla8.A2" office:value-type="string">
            <text:p text:style-name="P2">PRF-003</text:p>
            <text:list xml:id="list5559722552713565123" text:style-name="L19">
              <text:list-item>
                <text:p text:style-name="P23">El sistema listará los monitores que esten supervisando las actividades a los institutos.<text:span text:style-name="T1">(01)</text:span></text:p>
              </text:list-item>
              <text:list-item>
                <text:p text:style-name="P23">Se sumarán automaticamente las horas trabajadas.<text:span text:style-name="T1">(02)</text:span></text:p>
              </text:list-item>
            </text:list>
            <text:p text:style-name="P3"/>
          </table:table-cell>
        </table:table-row>
        <table:table-row>
          <table:table-cell table:style-name="Tabla8.A2" office:value-type="string">
            <text:p text:style-name="P2">PRF-004</text:p>
            <text:list xml:id="list1769851980925244577" text:style-name="L20">
              <text:list-item>
                <text:p text:style-name="P24">El sistema 2 semanas antes del viaje contratado por un instituto mandará un email a todas las personas registradas en ese instituto.<text:span text:style-name="T1">(01)</text:span></text:p>
              </text:list-item>
              <text:list-item>
                <text:p text:style-name="P24">Repetirá la acción cuando falte 1 semana.<text:span text:style-name="T1">(02)</text:span></text:p>
              </text:list-item>
              <text:list-item>
                <text:p text:style-name="P24">La volverá a repetir cuando falten 3 días.<text:span text:style-name="T1">(03)</text:span></text:p>
              </text:list-item>
              <text:list-item>
                <text:p text:style-name="P24">El último aviso será cuando falte 1 dia.<text:span text:style-name="T1">(04)</text:span></text:p>
              </text:list-item>
            </text:list>
          </table:table-cell>
        </table:table-row>
      </table:table>
      <text:p text:style-name="Text_20_body"/>
      <text:h text:style-name="P5" text:outline-level="1">Pruebas de aceptación de Requisitos no Funcionales</text:h>
      <text:p text:style-name="Text_20_body"/>
      <table:table table:name="Tabla9" table:style-name="Tabla9">
        <table:table-column table:style-name="Tabla9.A"/>
        <table:table-row>
          <table:table-cell table:style-name="Tabla9.A1" office:value-type="string">
            <text:p text:style-name="P2">PRNF-001</text:p>
            <text:p text:style-name="P3"/>
            <text:p text:style-name="P3"/>
          </table:table-cell>
        </table:table-row>
        <table:table-row>
          <table:table-cell table:style-name="Tabla9.A2" office:value-type="string">
            <text:p text:style-name="P2">PRNF-002</text:p>
            <text:p text:style-name="P3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47S</meta:editing-duration>
    <meta:editing-cycles>15</meta:editing-cycles>
    <meta:generator>OpenOffice/4.1.1$Win32 OpenOffice.org_project/411m6$Build-9775</meta:generator>
    <dc:date>2015-11-20T16:47:30.80</dc:date>
    <dc:creator>Jesús Marchena</dc:creator>
    <meta:document-statistic meta:table-count="9" meta:image-count="0" meta:object-count="0" meta:page-count="7" meta:paragraph-count="187" meta:word-count="1321" meta:character-count="7591"/>
    <meta:user-defined meta:name="Info 1"/>
    <meta:user-defined meta:name="Info 2"/>
    <meta:user-defined meta:name="Info 3"/>
    <meta:user-defined meta:name="Info 4"/>
  </office:meta>
</office:document-meta>
</file>